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line-height="200%"/>
      <style:text-properties officeooo:paragraph-rsid="0006432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ntributions of co-authors</text:h>
      <text:p text:style-name="P1">Contributions of the student to each chapter must be explicitly stated. </text:p>
      <text:p text:style-name="P1">Contributions of any co-authors to each chapter must be explicitly stated. 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ominique Caron</meta:initial-creator>
    <meta:creation-date>2024-02-05T13:42:14.499761068</meta:creation-date>
    <meta:generator>LibreOffice/6.4.7.2$Linux_X86_64 LibreOffice_project/40$Build-2</meta:generator>
    <dc:date>2024-05-21T13:31:20.481227057</dc:date>
    <dc:creator>Dominique Caron</dc:creator>
    <meta:editing-duration>PT2M8S</meta:editing-duration>
    <meta:editing-cycles>4</meta:editing-cycles>
    <meta:document-statistic meta:table-count="0" meta:image-count="0" meta:object-count="0" meta:page-count="1" meta:paragraph-count="3" meta:word-count="25" meta:character-count="175" meta:non-whitespace-character-count="150"/>
  </office:meta>
</office:document-meta>
</file>